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естирование" style:family="table">
      <style:table-properties style:width="16.999cm" table:align="margins"/>
    </style:style>
    <style:style style:name="Тестирование.A" style:family="table-column">
      <style:table-column-properties style:column-width="0.794cm" style:rel-column-width="3060*"/>
    </style:style>
    <style:style style:name="Тестирование.B" style:family="table-column">
      <style:table-column-properties style:column-width="3.704cm" style:rel-column-width="14280*"/>
    </style:style>
    <style:style style:name="Тестирование.C" style:family="table-column">
      <style:table-column-properties style:column-width="5.715cm" style:rel-column-width="22033*"/>
    </style:style>
    <style:style style:name="Тестирование.D" style:family="table-column">
      <style:table-column-properties style:column-width="6.786cm" style:rel-column-width="26162*"/>
    </style:style>
    <style:style style:name="Тестирование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естирование.D1" style:family="table-cell">
      <style:table-cell-properties fo:padding="0.097cm" fo:border="0.002cm solid #000000"/>
    </style:style>
    <style:style style:name="Тестирование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естирование.B2" style:family="table-cell">
      <style:table-cell-properties fo:padding="0.097cm" fo:border-left="0.002cm solid #000000" fo:border-right="none" fo:border-top="none" fo:border-bottom="0.002cm solid #000000"/>
    </style:style>
    <style:style style:name="Тестирование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paragraph-properties fo:margin-left="1.245cm" fo:margin-right="0cm" fo:text-align="start" style:justify-single-word="false" fo:text-indent="0cm" style:auto-text-indent="false"/>
      <style:text-properties fo:language="ru" fo:country="RU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text-properties fo:font-size="11pt" fo:language="ru" fo:country="RU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text-properties fo:language="ru" fo:country="RU"/>
    </style:style>
    <style:style style:name="P6" style:family="paragraph" style:parent-style-name="Text_20_body" style:list-style-name="L1">
      <style:paragraph-properties fo:text-align="start" style:justify-single-word="false"/>
      <style:text-properties fo:language="ru" fo:country="RU"/>
    </style:style>
    <style:style style:name="P7" style:family="paragraph" style:parent-style-name="Text_20_body">
      <style:text-properties fo:language="ru" fo:country="RU" fo:font-weight="normal" style:font-weight-asian="normal" style:font-weight-complex="normal"/>
    </style:style>
    <style:style style:name="P8" style:family="paragraph" style:parent-style-name="Text_20_body">
      <style:text-properties fo:language="ru" fo:country="RU" fo:font-weight="bold" style:font-weight-asian="bold" style:font-weight-complex="bold"/>
    </style:style>
    <style:style style:name="P9" style:family="paragraph" style:parent-style-name="Text_20_body" style:list-style-name="L2">
      <style:text-properties fo:language="en" fo:country="US"/>
    </style:style>
    <style:style style:name="P10" style:family="paragraph" style:parent-style-name="Text_20_body">
      <style:text-properties fo:language="en" fo:country="US" fo:font-weight="bold" style:font-weight-asian="bold" style:font-weight-complex="bold"/>
    </style:style>
    <style:style style:name="P11" style:family="paragraph" style:parent-style-name="Text_20_body" style:list-style-name="L3">
      <style:text-properties fo:language="en" fo:country="US" fo:font-weight="normal" style:font-weight-asian="normal" style:font-weight-complex="normal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Text_20_body" style:list-style-name="L1">
      <style:paragraph-properties fo:margin-left="1.245cm" fo:margin-right="0cm" fo:text-align="start" style:justify-single-word="false" fo:text-indent="0cm" style:auto-text-indent="false"/>
      <style:text-properties fo:language="ru" fo:country="RU"/>
    </style:style>
    <style:style style:name="P14" style:family="paragraph" style:parent-style-name="Standard" style:list-style-name="L4"/>
    <style:style style:name="P15" style:family="paragraph" style:parent-style-name="Standard" style:list-style-name="L4">
      <style:text-properties fo:color="#2b91af" style:font-name="Consolas" fo:font-size="12pt" fo:language="en" fo:country="US" style:font-name-asian="Consolas" style:font-size-asian="12pt" style:font-name-complex="Consolas" style:font-size-complex="12pt"/>
    </style:style>
    <style:style style:name="P16" style:family="paragraph" style:parent-style-name="Standard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color="#2b91af" style:font-name="Consolas" fo:font-size="12pt" fo:language="en" fo:country="US" style:font-name-asian="Consolas" style:font-size-asian="12pt" style:font-name-complex="Consolas" style:font-size-complex="12pt"/>
    </style:style>
    <style:style style:name="T5" style:family="text">
      <style:text-properties fo:color="#2b91af" style:font-name="Consolas" fo:font-size="12pt" fo:language="ru" fo:country="RU" style:font-name-asian="Consolas" style:font-size-asian="12pt" style:font-name-complex="Consolas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Содержание</text:h>
      <text:list xml:id="list27214992" text:style-name="L1">
        <text:list-header>
          <text:p text:style-name="P6">Введение........................................................................................<text:tab/>3</text:p>
          <text:p text:style-name="P6">Техническое задание.....................................................................<text:tab/>4<text:tab/></text:p>
          <text:p text:style-name="P6">Описание программы...................................................................<text:tab/>5</text:p>
          <text:p text:style-name="P6">Исходные коды..............................................................................<text:tab/>10</text:p>
          <text:p text:style-name="P13">Тестирование.................................................................................<text:tab/>11</text:p>
          <text:p text:style-name="P13">Приложения...................................................................................<text:tab/>13</text:p>
        </text:list-header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soft-page-break/>Введение</text:h>
      <text:p text:style-name="P1">Приложение создано для упрощения администрирования небольшого торгового предприятия. <text:s/>Реализация на языке программирования <text:span text:style-name="T1">C# </text:span>с использованием .<text:span text:style-name="T1">NET </text:span>framework, MS<text:span text:style-name="T1"> SQL Server </text:span>и <text:span text:style-name="T1">Stimulsoft Reports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Техническое задание</text:h>
      <text:p text:style-name="P1">См. приложение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<text:soft-page-break/>Описание программы</text:h>
      <text:p text:style-name="Title">Модули:</text:p>
      <text:list xml:id="list27274025" text:style-name="L2">
        <text:list-item>
          <text:p text:style-name="P9">Program.cs</text:p>
        </text:list-item>
        <text:list-item>
          <text:p text:style-name="P9">FormEditCategories.cs</text:p>
        </text:list-item>
        <text:list-item>
          <text:p text:style-name="P9">FormEditEmplOne.cs</text:p>
        </text:list-item>
        <text:list-item>
          <text:p text:style-name="P9">FormEditEmplSet.cs</text:p>
        </text:list-item>
        <text:list-item>
          <text:p text:style-name="P9">FormEditOrder.cs</text:p>
        </text:list-item>
        <text:list-item>
          <text:p text:style-name="P9">FormIntake.cs</text:p>
        </text:list-item>
        <text:list-item>
          <text:p text:style-name="P9">FormLogin.cs</text:p>
        </text:list-item>
        <text:list-item>
          <text:p text:style-name="P9">FormMain.cs</text:p>
        </text:list-item>
        <text:list-item>
          <text:p text:style-name="P9">FormNewEmpl.cs</text:p>
        </text:list-item>
        <text:list-item>
          <text:p text:style-name="P9">FormReports.cs</text:p>
        </text:list-item>
        <text:list-item>
          <text:p text:style-name="P9">RegistryInteractor.cs</text:p>
        </text:list-item>
        <text:list-item>
          <text:p text:style-name="P9">TableOperator.cs</text:p>
        </text:list-item>
        <text:list-item>
          <text:p text:style-name="P9">UIExtensions.cs</text:p>
        </text:list-item>
        <text:list-item>
          <text:p text:style-name="P9">Views.cs</text:p>
        </text:list-item>
        <text:list-item>
          <text:p text:style-name="P9">Model1.cs</text:p>
        </text:list-item>
        <text:list-item>
          <text:p text:style-name="P9">Model1.edmx</text:p>
        </text:list-item>
      </text:list>
      <text:p text:style-name="Title">Файлы конфигурации:</text:p>
      <text:list xml:id="list27328475" text:style-name="L3">
        <text:list-item>
          <text:p text:style-name="P11">Settings.resx</text:p>
        </text:list-item>
        <text:list-item>
          <text:p text:style-name="P11">App.config</text:p>
        </text:list-item>
      </text:list>
      <text:p text:style-name="P10">Program.cs</text:p>
      <text:p text:style-name="P1">Управление исполнением программы, создание базы данных, инициализация ключа в реестре.</text:p>
      <text:p text:style-name="P1"><text:span text:style-name="T2">FormEditCategories.cs</text:span></text:p>
      <text:p text:style-name="P7">Модуль, обеспечивающий работу формы редактирования категорий с функциями : создание новых категорий, параметров, товаров, редактирование параметров товаров и ассоциаций параметров категориям.</text:p>
      <text:p text:style-name="P8"><text:span text:style-name="T1">FormEditEmplOne.cs</text:span></text:p>
      <text:p text:style-name="P7">Модуль, обеспечивающий работу формы редактирования данных текущего сотрудника.</text:p>
      <text:p text:style-name="P7">Данные, которые можно изменить: логин, пароль. Ограничения: <text:span text:style-name="T1">admin —</text:span> недоступный логин.</text:p>
      <text:p text:style-name="P7"><text:span text:style-name="T1"/></text:p>
      <text:p text:style-name="P7"><text:span text:style-name="T1"/></text:p>
      <text:p text:style-name="P8"><text:soft-page-break/><text:span text:style-name="T1">FormEditEmplSet.cs</text:span></text:p>
      <text:p text:style-name="P7">Модуль, обеспечивающий работу формы редактирования данных других сотрудников в базе.</text:p>
      <text:p text:style-name="P7">Функции: поиск по логину (полное совпадение), изменение доступа выбранного сотрудника.</text:p>
      <text:p text:style-name="P7">Ограничения: нельзя менять данные пользователя <text:span text:style-name="T1">admin </text:span>и свои данные.</text:p>
      <text:p text:style-name="P8"><text:span text:style-name="T1">FormEditOrder.cs</text:span></text:p>
      <text:p text:style-name="P7">Модуль, обеспечивающий работу формы для создания\удаления заказов.</text:p>
      <text:p text:style-name="P7">Функции: редактирование списка позиций заказа, контактных данных заказчика, создание\изменение заказа в базу данных.</text:p>
      <text:p text:style-name="P7">Ограничения: непустые поля с контактной информацией, непустой список позиций.</text:p>
      <text:p text:style-name="P8"><text:span text:style-name="T1">FormIntake.cs</text:span></text:p>
      <text:p text:style-name="P1">Модуль, обеспечивающий работу формы для занесения данных о поступлении товаров.</text:p>
      <text:p text:style-name="P8"><text:span text:style-name="T1">FormLogin.cs</text:span></text:p>
      <text:p text:style-name="P1">Модуль формы авторизации. Поиск пользователя в БД, проверка данных, содержание структуры данных текущего пользователя.</text:p>
      <text:p text:style-name="P1">Ограничения: непустые поля логин\пароль.</text:p>
      <text:p text:style-name="P8"><text:span text:style-name="T1">FormMain.cs</text:span></text:p>
      <text:p text:style-name="P1">Обеспечение функционирования главной формы.</text:p>
      <text:p text:style-name="P1">Функции: Содержание структуры данных пользователя, выбор таблицы для отображения и, собственно, отображение; доступ ко всем остальным формам посредством контекстных меню для каждой из таблиц и главного меню.</text:p>
      <text:p text:style-name="P8"><text:span text:style-name="T1">FormNewEmpl.cs</text:span></text:p>
      <text:p text:style-name="P1">Модуль формы создания нового сотрудника. Содздание сткуртуры данных пользователя и запись в БД.</text:p>
      <text:p text:style-name="P8"><text:span text:style-name="T1">FormReports.cs</text:span></text:p>
      <text:p text:style-name="P1">Модуль формы, обеспечивающей генерацию отчетов. Выбор пограничных дат, выбор типа отчета, извлечение и струтурированный вывод данных в просмотрщик отчетов от <text:span text:style-name="T1">Stimulsoft.</text:span></text:p>
      <text:p text:style-name="P8"><text:span text:style-name="T1">RegistryInteractor.cs</text:span></text:p>
      <text:p text:style-name="P1">Модуль, содержащий объявление класса со статическими методами взаимодействия с реестром. Создание ключа, извлечение значений полей, запись полей.</text:p>
      <text:p text:style-name="P8"><text:span text:style-name="T1">TableOperator.cs</text:span></text:p>
      <text:p text:style-name="Text_20_body"><text:span text:style-name="T3">Модуль, содержащий объявление класса со статическими методами управления внешними структурами данных </text:span><text:span text:style-name="T1">System.Data.DataTable. </text:span><text:span text:style-name="T3">Функции: генерация содежмимого таблицы из массива объектов, форматирование заголовков, создание таблицы из набора свойств (имя — тип); выборка условная выборка с возвращенем </text:span><text:span text:style-name="T1">DataTable.</text:span></text:p>
      <text:p text:style-name="P12"><text:span text:style-name="T1">UIExtensions.cs</text:span></text:p>
      <text:p text:style-name="P1">Содержит класс <text:span text:style-name="T1">UIE, </text:span>реализующий нестандартные функции стандартных компонентов управления.</text:p>
      <text:p text:style-name="P1"/>
      <text:p text:style-name="P8"><text:soft-page-break/><text:span text:style-name="T1">Views.cs</text:span></text:p>
      <text:p text:style-name="P1">Модуль, содержащий пользовательские стурктуры данных </text:p>
      <text:list xml:id="list27594322" text:style-name="L4">
        <text:list-item>
          <text:p text:style-name="P15">ParameterCategoryV</text:p>
        </text:list-item>
        <text:list-item>
          <text:p text:style-name="P15">NamedItem</text:p>
        </text:list-item>
        <text:list-item>
          <text:p text:style-name="P15">AssociatedPC</text:p>
        </text:list-item>
        <text:list-item>
          <text:p text:style-name="P15">NamedParameter</text:p>
        </text:list-item>
        <text:list-item>
          <text:p text:style-name="P15">ItemWithAccess</text:p>
        </text:list-item>
        <text:list-item>
          <text:p text:style-name="P15">TableWithAccessAndCMS</text:p>
        </text:list-item>
        <text:list-item>
          <text:p text:style-name="P15">StockForStock</text:p>
        </text:list-item>
        <text:list-item>
          <text:p text:style-name="P15">StockForManager</text:p>
        </text:list-item>
        <text:list-item>
          <text:p text:style-name="P15">OrdersForManager</text:p>
        </text:list-item>
        <text:list-item>
          <text:p text:style-name="P15">Employees</text:p>
        </text:list-item>
        <text:list-item>
          <text:p text:style-name="P15">AllOrders</text:p>
        </text:list-item>
        <text:list-item>
          <text:p text:style-name="P15">PositionForOrder</text:p>
        </text:list-item>
        <text:list-item>
          <text:p text:style-name="P15">PositionDelta</text:p>
        </text:list-item>
        <text:list-item>
          <text:p text:style-name="P15">Report_Income</text:p>
        </text:list-item>
        <text:list-item>
          <text:p text:style-name="P14"><text:span text:style-name="T4">Report_Employees</text:span><text:span text:style-name="T5">,</text:span></text:p>
        </text:list-item>
      </text:list>
      <text:p text:style-name="P16"/>
      <text:p text:style-name="P1">являющихся элементами представлений из БД.</text:p>
      <text:p text:style-name="P8"><text:span text:style-name="T1">Model1.cs</text:span></text:p>
      <text:p text:style-name="P1">Сгенерированный <text:span text:style-name="T1">ADO.NET Entity Framework </text:span>модуль, содержаний классы контекста базы данных и все стуктуры данных, встречающиеся в БД.</text:p>
      <text:p text:style-name="P8"><text:span text:style-name="T1">Model1.edmx</text:span></text:p>
      <text:p text:style-name="Text_20_body"><text:span text:style-name="T3">Концептуальная реляционная модель БД. </text:span><text:span text:style-name="T1">Entity Framework.</text:span></text:p>
      <text:p text:style-name="Text_20_body"><text:span text:style-name="T2">Settings.resx</text:span></text:p>
      <text:p text:style-name="P1">Файл, содержаний строковые переменные с название программы, <text:s/>и названием ключа в реестре.</text:p>
      <text:p text:style-name="P1"><text:span text:style-name="T2">App.config</text:span></text:p>
      <text:p text:style-name="P1">Файл, содержащий строку подключения к БД, необходимую для функционирования <text:span text:style-name="T1">LINQ to entities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</text:h>
      <text:h text:style-name="Heading_20_2" text:outline-level="2">Исходные коды</text:h>
      <text:p text:style-name="P1">См. приложение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Heading_20_2" text:outline-level="2">Тестирование</text:h>
      <text:p text:style-name="Text_20_body"/>
      <table:table table:name="Тестирование" table:style-name="Тестирование">
        <table:table-column table:style-name="Тестирование.A"/>
        <table:table-column table:style-name="Тестирование.B"/>
        <table:table-column table:style-name="Тестирование.C"/>
        <table:table-column table:style-name="Тестирование.D"/>
        <table:table-row>
          <table:table-cell table:style-name="Тестирование.A1" office:value-type="string">
            <text:p text:style-name="P4">№</text:p>
          </table:table-cell>
          <table:table-cell table:style-name="Тестирование.A1" office:value-type="string">
            <text:p text:style-name="P4">Название</text:p>
          </table:table-cell>
          <table:table-cell table:style-name="Тестирование.A1" office:value-type="string">
            <text:p text:style-name="P4">Действия</text:p>
          </table:table-cell>
          <table:table-cell table:style-name="Тестирование.D1" office:value-type="string">
            <text:p text:style-name="P4">Ожидаемый результат</text:p>
          </table:table-cell>
        </table:table-row>
        <table:table-row>
          <table:table-cell table:style-name="Тестирование.A2" office:value-type="float" office:value="1">
            <text:p text:style-name="P3">1</text:p>
          </table:table-cell>
          <table:table-cell table:style-name="Тестирование.B2" office:value-type="string">
            <text:p text:style-name="P3">Создание БД</text:p>
          </table:table-cell>
          <table:table-cell table:style-name="Тестирование.B2" office:value-type="string">
            <text:p text:style-name="P3">В соотв. диалоговом окне нажать «ДА»</text:p>
          </table:table-cell>
          <table:table-cell table:style-name="Тестирование.D2" office:value-type="string">
            <text:p text:style-name="P3">Создается база данных и заполняется обозначенными данными</text:p>
          </table:table-cell>
        </table:table-row>
        <table:table-row>
          <table:table-cell table:style-name="Тестирование.A2" office:value-type="float" office:value="2">
            <text:p text:style-name="P3">2</text:p>
          </table:table-cell>
          <table:table-cell table:style-name="Тестирование.B2" office:value-type="string">
            <text:p text:style-name="P3">Вход</text:p>
          </table:table-cell>
          <table:table-cell table:style-name="Тестирование.B2" office:value-type="string">
            <text:p text:style-name="P3">Вводятся идентификационные данные, нажимается кн. «Вход».</text:p>
          </table:table-cell>
          <table:table-cell table:style-name="Тестирование.D2" office:value-type="string">
            <text:p text:style-name="P3">Если поля не заполнены, выдается сообщение об этом с указанием заполнить. В случае отсутствия пользователя в БД выдатеся соответствующее сообщение и возвращается контроль. В случае ввода неверного пароля, программа сообщает об этом и так-же возвращает управление.</text:p>
          </table:table-cell>
        </table:table-row>
        <table:table-row>
          <table:table-cell table:style-name="Тестирование.A2" office:value-type="float" office:value="3">
            <text:p text:style-name="P3">3</text:p>
          </table:table-cell>
          <table:table-cell table:style-name="Тестирование.B2" office:value-type="string">
            <text:p text:style-name="P3">Отмена входа</text:p>
          </table:table-cell>
          <table:table-cell table:style-name="Тестирование.B2" office:value-type="string">
            <text:p text:style-name="P3">Окно идентификации закрывается без входа</text:p>
          </table:table-cell>
          <table:table-cell table:style-name="Тестирование.D2" office:value-type="string">
            <text:p text:style-name="P3">Переход к главной форме с единственной доступной фун-й — выхода.</text:p>
          </table:table-cell>
        </table:table-row>
        <table:table-row>
          <table:table-cell table:style-name="Тестирование.A2" office:value-type="float" office:value="4">
            <text:p text:style-name="P3">4</text:p>
          </table:table-cell>
          <table:table-cell table:style-name="Тестирование.B2" office:value-type="string">
            <text:p text:style-name="P3">Главная форма — Выбор таблицы</text:p>
          </table:table-cell>
          <table:table-cell table:style-name="Тестирование.B2" office:value-type="string">
            <text:p text:style-name="P3">Из выпадающего списка выбирается название таблицы</text:p>
          </table:table-cell>
          <table:table-cell table:style-name="Тестирование.D2" office:value-type="string">
            <text:p text:style-name="P3">В компоненте-контейнере таблиц на <text:s/>форме отображается соответствующая таблица, для нее выставляется собственное контекстное меню</text:p>
          </table:table-cell>
        </table:table-row>
        <table:table-row>
          <table:table-cell table:style-name="Тестирование.A2" office:value-type="float" office:value="5">
            <text:p text:style-name="P3">5</text:p>
          </table:table-cell>
          <table:table-cell table:style-name="Тестирование.B2" office:value-type="string">
            <text:p text:style-name="P3">Главная форма — Поиск по критериям</text:p>
          </table:table-cell>
          <table:table-cell table:style-name="Тестирование.B2" office:value-type="string">
            <text:p text:style-name="Table_20_Contents"/>
          </table:table-cell>
          <table:table-cell table:style-name="Тестирование.D2" office:value-type="string">
            <text:p text:style-name="Table_20_Contents"/>
          </table:table-cell>
        </table:table-row>
        <table:table-row>
          <table:table-cell table:style-name="Тестирование.A2" office:value-type="float" office:value="6">
            <text:p text:style-name="P3">6</text:p>
          </table:table-cell>
          <table:table-cell table:style-name="Тестирование.B2" office:value-type="string">
            <text:p text:style-name="P3">Главная форма — Выбор пункта в главном меню</text:p>
          </table:table-cell>
          <table:table-cell table:style-name="Тестирование.B2" office:value-type="string">
            <text:p text:style-name="Table_20_Contents"/>
          </table:table-cell>
          <table:table-cell table:style-name="Тестирование.D2" office:value-type="string">
            <text:p text:style-name="Table_20_Contents"/>
          </table:table-cell>
        </table:table-row>
        <table:table-row>
          <table:table-cell table:style-name="Тестирование.A2" office:value-type="float" office:value="7">
            <text:p text:style-name="P3">7</text:p>
          </table:table-cell>
          <table:table-cell table:style-name="Тестирование.B2" office:value-type="string">
            <text:p text:style-name="P3">Главная форма — Выбор пункта из контекстного меню</text:p>
          </table:table-cell>
          <table:table-cell table:style-name="Тестирование.B2" office:value-type="string">
            <text:p text:style-name="Table_20_Contents"/>
          </table:table-cell>
          <table:table-cell table:style-name="Тестирование.D2" office:value-type="string">
            <text:p text:style-name="Table_20_Contents"/>
          </table:table-cell>
        </table:table-row>
        <table:table-row>
          <table:table-cell table:style-name="Тестирование.A2" office:value-type="float" office:value="8">
            <text:p text:style-name="P3">8</text:p>
          </table:table-cell>
          <table:table-cell table:style-name="Тестирование.B2" office:value-type="string">
            <text:p text:style-name="Table_20_Contents"/>
          </table:table-cell>
          <table:table-cell table:style-name="Тестирование.B2" office:value-type="string">
            <text:p text:style-name="Table_20_Contents"/>
          </table:table-cell>
          <table:table-cell table:style-name="Тестирование.D2" office:value-type="string">
            <text:p text:style-name="Table_20_Contents"/>
          </table:table-cell>
        </table:table-row>
        <table:table-row>
          <table:table-cell table:style-name="Тестирование.A2" office:value-type="float" office:value="9">
            <text:p text:style-name="P3">9</text:p>
          </table:table-cell>
          <table:table-cell table:style-name="Тестирование.B2" office:value-type="string">
            <text:p text:style-name="Table_20_Contents"/>
          </table:table-cell>
          <table:table-cell table:style-name="Тестирование.B2" office:value-type="string">
            <text:p text:style-name="Table_20_Contents"/>
          </table:table-cell>
          <table:table-cell table:style-name="Тестирование.D2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Приложения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16M27S</meta:editing-duration>
    <meta:editing-cycles>12</meta:editing-cycles>
    <meta:generator>OpenOffice.org/3.3$Win32 OpenOffice.org_project/330m20$Build-9567</meta:generator>
    <dc:date>2012-05-26T07:53:59.15</dc:date>
    <meta:document-statistic meta:table-count="1" meta:image-count="0" meta:object-count="0" meta:page-count="9" meta:paragraph-count="123" meta:word-count="599" meta:character-count="5260"/>
    <meta:user-defined meta:name="Info 1"/>
    <meta:user-defined meta:name="Info 2"/>
    <meta:user-defined meta:name="Info 3"/>
    <meta:user-defined meta:name="Info 4"/>
  </office:meta>
</office:document-meta>
</file>